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826in" table:align="margins"/>
    </style:style>
    <style:style style:name="Table1.A" style:family="table-column">
      <style:table-column-properties style:column-width="7.1826in" style:rel-column-width="65535*"/>
    </style:style>
    <style:style style:name="Table1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2" style:family="table">
      <style:table-properties style:width="7.1826in" table:align="margins"/>
    </style:style>
    <style:style style:name="Table2.A" style:family="table-column">
      <style:table-column-properties style:column-width="7.1826in" style:rel-column-width="65535*"/>
    </style:style>
    <style:style style:name="Table2.A1" style:family="table-cell">
      <style:table-cell-properties fo:background-color="#eeeeee" fo:padding="0in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weight="bold" officeooo:rsid="001a4aab" officeooo:paragraph-rsid="00241d1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18354" officeooo:paragraph-rsid="0021835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83429" officeooo:paragraph-rsid="0028342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6bc37" officeooo:paragraph-rsid="0036bc3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f714" officeooo:paragraph-rsid="0039ebf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e324f"/>
    </style:style>
    <style:style style:name="P8" style:family="paragraph" style:parent-style-name="Standard">
      <style:paragraph-properties fo:text-align="start" style:justify-single-word="false"/>
      <style:text-properties officeooo:paragraph-rsid="001fe6b6"/>
    </style:style>
    <style:style style:name="P9" style:family="paragraph" style:parent-style-name="Standard">
      <style:paragraph-properties fo:text-align="start" style:justify-single-word="false"/>
      <style:text-properties officeooo:paragraph-rsid="001bf714"/>
    </style:style>
    <style:style style:name="P10" style:family="paragraph" style:parent-style-name="Table_20_Contents">
      <style:paragraph-properties fo:text-align="start" style:justify-single-word="false"/>
      <style:text-properties officeooo:rsid="00389953" officeooo:paragraph-rsid="00389953"/>
    </style:style>
    <style:style style:name="P11" style:family="paragraph" style:parent-style-name="Table_20_Contents">
      <style:paragraph-properties fo:text-align="start" style:justify-single-word="false"/>
      <style:text-properties officeooo:rsid="00389953" officeooo:paragraph-rsid="0039ebfb"/>
    </style:style>
    <style:style style:name="P12" style:family="paragraph" style:parent-style-name="Table_20_Contents">
      <style:paragraph-properties fo:text-align="start" style:justify-single-word="false"/>
      <style:text-properties officeooo:rsid="00389953" officeooo:paragraph-rsid="003cc661"/>
    </style:style>
    <style:style style:name="P13" style:family="paragraph" style:parent-style-name="Table_20_Contents">
      <style:paragraph-properties fo:text-align="start" style:justify-single-word="false"/>
      <style:text-properties officeooo:rsid="003aed7f" officeooo:paragraph-rsid="003aed7f"/>
    </style:style>
    <style:style style:name="P14" style:family="paragraph" style:parent-style-name="Table_20_Contents">
      <style:paragraph-properties fo:text-align="start" style:justify-single-word="false"/>
      <style:text-properties officeooo:rsid="003cc661" officeooo:paragraph-rsid="003cc661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2f60bc" officeooo:paragraph-rsid="002f8c8e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2f8c8e" officeooo:paragraph-rsid="002f8c8e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2f8c8e" officeooo:paragraph-rsid="00333268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333268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bold" officeooo:rsid="0034b0e8" officeooo:paragraph-rsid="0034b0e8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bold" officeooo:rsid="0034b0e8" officeooo:paragraph-rsid="0035f84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34b0e8" officeooo:paragraph-rsid="00241d14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bold" officeooo:rsid="0036bc37" officeooo:paragraph-rsid="0036bc37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bold" officeooo:rsid="00389953" officeooo:paragraph-rsid="00389953" style:font-weight-asian="bold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weight="bold" officeooo:rsid="002ae598" officeooo:paragraph-rsid="002ae598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2f8c8e" officeooo:paragraph-rsid="002f8c8e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333268" officeooo:paragraph-rsid="0033326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bf714" officeooo:paragraph-rsid="0039ebf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241d14" style:font-weight-asian="normal" style:font-weight-complex="normal"/>
    </style:style>
    <style:style style:name="T4" style:family="text">
      <style:text-properties fo:font-weight="normal" officeooo:rsid="002abb05" style:font-weight-asian="normal" style:font-weight-complex="normal"/>
    </style:style>
    <style:style style:name="T5" style:family="text">
      <style:text-properties fo:font-weight="normal" officeooo:rsid="002c7192" style:font-weight-asian="normal" style:font-weight-complex="normal"/>
    </style:style>
    <style:style style:name="T6" style:family="text">
      <style:text-properties fo:font-weight="normal" officeooo:rsid="002f8c8e" style:font-weight-asian="normal" style:font-weight-complex="normal"/>
    </style:style>
    <style:style style:name="T7" style:family="text">
      <style:text-properties fo:font-weight="normal" officeooo:rsid="003072c4" style:font-weight-asian="normal" style:font-weight-complex="normal"/>
    </style:style>
    <style:style style:name="T8" style:family="text">
      <style:text-properties fo:font-weight="normal" officeooo:rsid="00333268" style:font-weight-asian="normal" style:font-weight-complex="normal"/>
    </style:style>
    <style:style style:name="T9" style:family="text">
      <style:text-properties fo:font-weight="normal" officeooo:rsid="0034b0e8" style:font-weight-asian="normal" style:font-weight-complex="normal"/>
    </style:style>
    <style:style style:name="T10" style:family="text">
      <style:text-properties fo:font-weight="normal" officeooo:rsid="00355a12" style:font-weight-asian="normal" style:font-weight-complex="normal"/>
    </style:style>
    <style:style style:name="T11" style:family="text">
      <style:text-properties fo:font-weight="normal" officeooo:rsid="0035f84b" style:font-weight-asian="normal" style:font-weight-complex="normal"/>
    </style:style>
    <style:style style:name="T12" style:family="text">
      <style:text-properties fo:font-weight="normal" officeooo:rsid="00389953" style:font-weight-asian="normal" style:font-weight-complex="normal"/>
    </style:style>
    <style:style style:name="T13" style:family="text">
      <style:text-properties fo:font-weight="normal" officeooo:rsid="003eb47a" style:font-weight-asian="normal" style:font-weight-complex="normal"/>
    </style:style>
    <style:style style:name="T14" style:family="text">
      <style:text-properties fo:font-weight="normal" officeooo:rsid="003f13b5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324f" style:font-weight-asian="bold" style:font-weight-complex="bold"/>
    </style:style>
    <style:style style:name="T17" style:family="text">
      <style:text-properties fo:font-weight="bold" officeooo:rsid="001fe6b6" style:font-weight-asian="bold" style:font-weight-complex="bold"/>
    </style:style>
    <style:style style:name="T18" style:family="text">
      <style:text-properties fo:font-weight="bold" officeooo:rsid="0021dd89" style:font-weight-asian="bold" style:font-weight-complex="bold"/>
    </style:style>
    <style:style style:name="T19" style:family="text">
      <style:text-properties fo:font-weight="bold" officeooo:rsid="00222df4" style:font-weight-asian="bold" style:font-weight-complex="bold"/>
    </style:style>
    <style:style style:name="T20" style:family="text">
      <style:text-properties fo:color="#c9211e" loext:opacity="100%" fo:font-weight="bold" officeooo:rsid="00218354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35f84b" style:font-weight-asian="normal" style:font-weight-complex="normal"/>
    </style:style>
    <style:style style:name="T23" style:family="text">
      <style:text-properties officeooo:rsid="002ae598"/>
    </style:style>
    <style:style style:name="T24" style:family="text">
      <style:text-properties officeooo:rsid="002f0409"/>
    </style:style>
    <style:style style:name="T25" style:family="text">
      <style:text-properties officeooo:rsid="003cc66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– <text:span text:style-name="T24">3</text:span></text:p>
      <text:p text:style-name="P2"/>
      <text:p text:style-name="P4">DUE IN 2 WEEKS </text:p>
      <text:p text:style-name="P22"><text:span text:style-name="T10"/></text:p>
      <text:list text:style-name="L1">
        <text:list-header>
          <text:p text:style-name="P19"><text:span text:style-name="T2"/></text:p>
        </text:list-header>
        <text:list-item>
          <text:p text:style-name="P23"><text:span text:style-name="T12">Find </text:span><text:span text:style-name="T1">the time complexity </text:span><text:span text:style-name="T12">formula </text:span><text:span text:style-name="T1">of the </text:span><text:span text:style-name="T12">following algorithm as a function of N matrice’s number of columns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0">def <text:s/>a_function( square_matrix): <text:s/>## add coordinates of the matrix elements to the value in the element.</text:p>
            <text:p text:style-name="P10"><text:s text:c="7"/>N=square_matrix.shape[0]</text:p>
            <text:p text:style-name="P10"><text:s text:c="7"/>for i in range(N):</text:p>
            <text:p text:style-name="P10"><text:s text:c="12"/>for j in range(N):</text:p>
            <text:p text:style-name="P10"><text:s text:c="19"/>square_matrix[i][j]=square_matrix[i][j]+i+j</text:p>
            <text:p text:style-name="P10"><text:s text:c="7"/>return square_matrix</text:p>
          </table:table-cell>
        </table:table-row>
      </table:table>
      <text:p text:style-name="P5"><text:span text:style-name="T12"/></text:p>
      <text:p text:style-name="P5"><text:span text:style-name="T12"/></text:p>
      <text:p text:style-name="P5"><text:span text:style-name="T12"/></text:p>
      <text:list text:continue-numbering="true" text:style-name="L1">
        <text:list-item>
          <text:p text:style-name="P24"><text:span text:style-name="T1">Try to diminish the complexity of the following python code by pre-calculating and caching some of the values: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3">## The list below is composed of 3-element list containing a permutation of 0,1,2 </text:p>
            <text:p text:style-name="P13">list1=[ [0,1,2], <text:s/>[2,0,1], <text:s/>[2,1,0], <text:s/>[0,1,2], <text:s/>[2,0,1], <text:s/>[1,0,2], <text:s/>[0,1,2], [1,2,0], [1,0,2], [1,2,0], [2,1,0], <text:span text:style-name="T25">[0,1,2] ]</text:span></text:p>
            <text:p text:style-name="P13"/>
            <text:p text:style-name="P14">total_operation_sum=0</text:p>
            <text:p text:style-name="P11"><text:span text:style-name="T25">for permutation_list in list1</text:span>:</text:p>
            <text:p text:style-name="P11"><text:s text:c="12"/><text:span text:style-name="T25">permutation_sum=0</text:span></text:p>
            <text:p text:style-name="P11"><text:s text:c="12"/>for <text:span text:style-name="T25">number</text:span> in <text:span text:style-name="T25">permutation_list</text:span>:</text:p>
            <text:p text:style-name="P12"><text:s text:c="19"/><text:span text:style-name="T25">permutation_sum=number +permutation_sum</text:span></text:p>
            <text:p text:style-name="P12"><text:s text:c="19"/><text:span text:style-name="T25">permutation_sum= number*permutation_sum</text:span></text:p>
            <text:p text:style-name="P12"><text:s text:c="12"/><text:span text:style-name="T25">total_operation_sum+= permutation_sum</text:span></text:p>
            <text:p text:style-name="P14">print(permutation_sum)</text:p>
          </table:table-cell>
        </table:table-row>
      </table:table>
      <text:p text:style-name="P29"><text:s text:c="9"/></text:p>
      <text:p text:style-name="P6"><text:span text:style-name="T1"><text:s text:c="9"/></text:span><text:span text:style-name="T13">HINT: all the elements of the list is always a permutation of 0,1,2 and the number of permutations are limited to 6, </text:span><text:span text:style-name="T14">we may pre-calculate and put into a dictionary.</text:span></text:p>
      <text:p text:style-name="P29"><text:s text:c="4"/></text:p>
      <text:p text:style-name="P7"><text:span text:style-name="T16">You will upload </text:span><text:span text:style-name="T18">a zip </text:span><text:span text:style-name="T19">or tar </text:span><text:span text:style-name="T18">file containing </text:span><text:span text:style-name="T16">the following artifacts <text:s/>:</text:span></text:p>
      <text:list text:style-name="L2">
        <text:list-item>
          <text:p text:style-name="P25"><text:span text:style-name="T23">One PDF file that contains demonstration asked in the first question</text:span>.</text:p>
        </text:list-item>
        <text:list-item>
          <text:p text:style-name="P26">One python file containing the operations asked in the second question.</text:p>
        </text:list-item>
      </text:list>
      <text:p text:style-name="P1"><text:span text:style-name="T15"/></text:p>
      <text:p text:style-name="P9"><text:span text:style-name="T20"/></text:p>
      <text:p text:style-name="P3"><text:s/></text:p>
      <text:p text:style-name="P8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6-03-25T22:20:48.458175891</dc:date>
    <meta:editing-duration>PT2H5M10S</meta:editing-duration>
    <meta:editing-cycles>22</meta:editing-cycles>
    <meta:generator>LibreOffice/24.2.7.2$Linux_X86_64 LibreOffice_project/420$Build-2</meta:generator>
    <meta:document-statistic meta:table-count="2" meta:image-count="1" meta:object-count="0" meta:page-count="1" meta:paragraph-count="27" meta:word-count="184" meta:character-count="1443" meta:non-whitespace-character-count="1126"/>
  </office:meta>
</office:document-meta>
</file>